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paragraph-properties fo:text-align="justify" style:justify-single-word="false"/>
      <style:text-properties style:font-name="Arial"/>
    </style:style>
    <style:style style:name="P3" style:family="paragraph" style:parent-style-name="Text_20_body">
      <style:text-properties style:font-name="Arial" officeooo:rsid="000ead6b" officeooo:paragraph-rsid="000ead6b"/>
    </style:style>
    <style:style style:name="P4" style:family="paragraph" style:parent-style-name="Text_20_body">
      <style:text-properties style:font-name="Arial"/>
    </style:style>
    <style:style style:name="P5" style:family="paragraph" style:parent-style-name="Text_20_body">
      <style:paragraph-properties fo:text-align="justify" style:justify-single-word="false"/>
      <style:text-properties style:font-name="Arial"/>
    </style:style>
    <style:style style:name="T1" style:family="text">
      <style:text-properties officeooo:rsid="000d26bb"/>
    </style:style>
    <style:style style:name="T2" style:family="text">
      <style:text-properties fo:color="#800080" loext:opacity="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d26bb" style:font-weight-asian="bold" style:font-weight-complex="bold"/>
    </style:style>
    <style:style style:name="T5" style:family="text">
      <style:text-properties officeooo:rsid="0011fd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Student:</text:span> Kevin Zamora Amela</text:p>
      <text:p text:style-name="P3"><text:span text:style-name="T3">Task:</text:span> <text:span text:style-name="T5">A report</text:span></text:p>
      <text:p text:style-name="P3"><text:span text:style-name="T3">Subject:</text:span> Inglés <text:span text:style-name="T5">1</text:span> (CFGS DAM)</text:p>
      <text:p text:style-name="P1">________________________________________________________________________</text:p>
      <text:p text:style-name="P2">Amazon’s Android app provides a seamless and convenient shopping experience, making it one of the most user-friendly e-commerce applications available. The interface is intuitive, allowing users to browse products effortlessly through well-organized categories and a powerful search function. The personalized recommendations based on browsing history enhance the user experience by suggesting relevant products.</text:p>
      <text:p text:style-name="P2">One of the app’s most useful features is the one-click purchasing option, which speeds up transactions. Additionally, the integration of multiple payment methods, including credit cards, Amazon Pay, and digital wallets, makes checkout smooth and secure. The real-time order tracking and push notifications keep users informed about their purchases.</text:p>
      <text:p text:style-name="P2">However, the app occasionally suffers from slow loading times, especially during peak sales events. Additionally, while the reviews and ratings system is helpful, some fake reviews can affect purchasing decisions.</text:p>
      <text:p text:style-name="P2">Overall, Amazon’s Android app offers a robust and efficient shopping experience, balancing convenience and security with a range of useful features. While there is room for minor improvements, it remains a top-tier application for online shopping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16:57:31.455766064</meta:creation-date>
    <dc:date>2025-02-26T17:45:08.265816239</dc:date>
    <meta:editing-duration>PT27M11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8" meta:word-count="181" meta:character-count="1361" meta:non-whitespace-character-count="1188"/>
  </office:meta>
</office:document-meta>
</file>